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cm" svg:stroke-color="#000000" draw:marker-start-width="0.45cm" draw:marker-end-width="0.45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0.353cm"/>
    </style:style>
    <style:style style:name="gr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3cm" draw:marker-start-width="0.3cm" draw:marker-end-width="0.3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7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family="Arial" style:font-style-name="Regular" style:font-family-asian="Arial" style:font-style-name-asian="Regular" style:font-family-complex="Arial" style:font-style-name-complex="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7cm" svg:height="1cm" svg:x="3.5cm" svg:y="3.97cm">
          <text:p/>
        </draw:rect>
        <draw:rect draw:style-name="gr2" draw:text-style-name="P1" draw:layer="layout" svg:width="15.6cm" svg:height="1cm" svg:x="3.5cm" svg:y="3.97cm">
          <text:p/>
        </draw:rect>
        <draw:line draw:style-name="gr3" draw:text-style-name="P1" draw:layer="layout" svg:x1="3.481cm" svg:y1="3.361cm" svg:x2="13.181cm" svg:y2="3.361cm">
          <text:p/>
        </draw:line>
        <draw:frame draw:style-name="gr4" draw:layer="layout" svg:width="0.853cm" svg:height="0.963cm" svg:x="7.8cm" svg:y="2.77cm">
          <draw:text-box>
            <text:p>n</text:p>
          </draw:text-box>
        </draw:frame>
        <draw:line draw:style-name="gr5" draw:text-style-name="P1" draw:layer="layout" svg:x1="4.4cm" svg:y1="3.97cm" svg:x2="4.4cm" svg:y2="4.97cm">
          <text:p/>
        </draw:line>
        <draw:line draw:style-name="gr5" draw:text-style-name="P1" draw:layer="layout" svg:x1="5.4cm" svg:y1="3.97cm" svg:x2="5.4cm" svg:y2="4.97cm">
          <text:p/>
        </draw:line>
        <draw:line draw:style-name="gr5" draw:text-style-name="P1" draw:layer="layout" svg:x1="6.4cm" svg:y1="3.97cm" svg:x2="6.4cm" svg:y2="4.97cm">
          <text:p/>
        </draw:line>
        <draw:line draw:style-name="gr5" draw:text-style-name="P1" draw:layer="layout" svg:x1="7.4cm" svg:y1="3.97cm" svg:x2="7.4cm" svg:y2="4.97cm">
          <text:p/>
        </draw:line>
        <draw:line draw:style-name="gr5" draw:text-style-name="P1" draw:layer="layout" svg:x1="8.4cm" svg:y1="3.97cm" svg:x2="8.4cm" svg:y2="4.97cm">
          <text:p/>
        </draw:line>
        <draw:line draw:style-name="gr5" draw:text-style-name="P1" draw:layer="layout" svg:x1="9.4cm" svg:y1="3.97cm" svg:x2="9.4cm" svg:y2="4.97cm">
          <text:p/>
        </draw:line>
        <draw:line draw:style-name="gr5" draw:text-style-name="P1" draw:layer="layout" svg:x1="10.4cm" svg:y1="3.97cm" svg:x2="10.4cm" svg:y2="4.97cm">
          <text:p/>
        </draw:line>
        <draw:line draw:style-name="gr5" draw:text-style-name="P1" draw:layer="layout" svg:x1="11.3cm" svg:y1="3.97cm" svg:x2="11.3cm" svg:y2="4.97cm">
          <text:p/>
        </draw:line>
        <draw:line draw:style-name="gr5" draw:text-style-name="P1" draw:layer="layout" svg:x1="12.2cm" svg:y1="3.97cm" svg:x2="12.2cm" svg:y2="4.97cm">
          <text:p/>
        </draw:line>
        <draw:line draw:style-name="gr5" draw:text-style-name="P1" draw:layer="layout" svg:x1="13.2cm" svg:y1="3.97cm" svg:x2="13.2cm" svg:y2="4.97cm">
          <text:p/>
        </draw:line>
        <draw:line draw:style-name="gr6" draw:text-style-name="P1" draw:layer="layout" svg:x1="14.2cm" svg:y1="3.97cm" svg:x2="14.2cm" svg:y2="4.97cm">
          <text:p/>
        </draw:line>
        <draw:line draw:style-name="gr6" draw:text-style-name="P1" draw:layer="layout" svg:x1="15.2cm" svg:y1="3.97cm" svg:x2="15.2cm" svg:y2="4.97cm">
          <text:p/>
        </draw:line>
        <draw:line draw:style-name="gr6" draw:text-style-name="P1" draw:layer="layout" svg:x1="16.2cm" svg:y1="3.97cm" svg:x2="16.2cm" svg:y2="4.97cm">
          <text:p/>
        </draw:line>
        <draw:line draw:style-name="gr6" draw:text-style-name="P1" draw:layer="layout" svg:x1="18.1cm" svg:y1="3.97cm" svg:x2="18.1cm" svg:y2="4.97cm">
          <text:p/>
        </draw:line>
        <draw:line draw:style-name="gr6" draw:text-style-name="P1" draw:layer="layout" svg:x1="17.1cm" svg:y1="3.97cm" svg:x2="17.1cm" svg:y2="4.97cm">
          <text:p/>
        </draw:line>
        <draw:frame draw:style-name="gr7" draw:layer="layout" svg:width="1.056cm" svg:height="1.17cm" svg:x="4.444cm" svg:y="3.87cm">
          <draw:text-box>
            <text:p>a<text:span text:style-name="T1">2</text:span></text:p>
          </draw:text-box>
        </draw:frame>
        <draw:frame draw:style-name="gr7" draw:layer="layout" svg:width="1.056cm" svg:height="1.17cm" svg:x="3.5cm" svg:y="3.87cm">
          <draw:text-box>
            <text:p>a<text:span text:style-name="T1">1</text:span></text:p>
          </draw:text-box>
        </draw:frame>
        <draw:frame draw:style-name="gr8" draw:layer="layout" svg:width="1.259cm" svg:height="1.17cm" svg:x="12.144cm" svg:y="3.87cm">
          <draw:text-box>
            <text:p>a<text:span text:style-name="T1">10</text:span></text:p>
          </draw:text-box>
        </draw:frame>
        <draw:frame draw:style-name="gr7" draw:layer="layout" svg:width="1.056cm" svg:height="1.17cm" svg:x="11.244cm" svg:y="3.87cm">
          <draw:text-box>
            <text:p>a<text:span text:style-name="T1">9</text:span></text:p>
          </draw:text-box>
        </draw:frame>
        <draw:frame draw:style-name="gr9" draw:layer="layout" svg:width="1.056cm" svg:height="1.33cm" svg:x="10.344cm" svg:y="3.87cm">
          <draw:text-box>
            <text:p>a<text:span text:style-name="T1">8</text:span></text:p>
          </draw:text-box>
        </draw:frame>
        <draw:frame draw:style-name="gr7" draw:layer="layout" svg:width="1.056cm" svg:height="1.17cm" svg:x="9.4cm" svg:y="3.87cm">
          <draw:text-box>
            <text:p>a<text:span text:style-name="T1">7</text:span></text:p>
          </draw:text-box>
        </draw:frame>
        <draw:frame draw:style-name="gr7" draw:layer="layout" svg:width="1.056cm" svg:height="1.17cm" svg:x="8.3cm" svg:y="3.87cm">
          <draw:text-box>
            <text:p>a<text:span text:style-name="T1">6</text:span></text:p>
          </draw:text-box>
        </draw:frame>
        <draw:frame draw:style-name="gr7" draw:layer="layout" svg:width="1.056cm" svg:height="1.17cm" svg:x="7.344cm" svg:y="3.87cm">
          <draw:text-box>
            <text:p>a<text:span text:style-name="T1">5</text:span></text:p>
          </draw:text-box>
        </draw:frame>
        <draw:frame draw:style-name="gr7" draw:layer="layout" svg:width="1.056cm" svg:height="1.17cm" svg:x="6.4cm" svg:y="3.87cm">
          <draw:text-box>
            <text:p>a<text:span text:style-name="T1">4</text:span></text:p>
          </draw:text-box>
        </draw:frame>
        <draw:frame draw:style-name="gr7" draw:layer="layout" svg:width="1.056cm" svg:height="1.17cm" svg:x="5.444cm" svg:y="3.87cm">
          <draw:text-box>
            <text:p>a<text:span text:style-name="T1">3</text:span></text:p>
          </draw:text-box>
        </draw:frame>
        <draw:line draw:style-name="gr3" draw:text-style-name="P1" draw:layer="layout" svg:x1="3.5cm" svg:y1="5.5cm" svg:x2="19.1cm" svg:y2="5.5cm">
          <text:p/>
        </draw:line>
        <draw:frame draw:style-name="gr10" draw:layer="layout" svg:width="3.034cm" svg:height="0.963cm" svg:x="9.766cm" svg:y="5cm">
          <draw:text-box>
            <text:p>allocated</text:p>
          </draw:text-box>
        </draw:frame>
        <draw:frame draw:style-name="gr11" draw:layer="layout" svg:width="0.997cm" svg:height="0.963cm" svg:x="18.1cm" svg:y="4cm">
          <draw:text-box>
            <text:p><text:span text:style-name="T2">Ø</text:span></text:p>
          </draw:text-box>
        </draw:frame>
        <draw:frame draw:style-name="gr11" draw:layer="layout" svg:width="0.997cm" svg:height="0.963cm" svg:x="17.103cm" svg:y="4cm">
          <draw:text-box>
            <text:p><text:span text:style-name="T2">Ø</text:span></text:p>
          </draw:text-box>
        </draw:frame>
        <draw:frame draw:style-name="gr11" draw:layer="layout" svg:width="0.997cm" svg:height="0.963cm" svg:x="16.103cm" svg:y="4cm">
          <draw:text-box>
            <text:p><text:span text:style-name="T2">Ø</text:span></text:p>
          </draw:text-box>
        </draw:frame>
        <draw:frame draw:style-name="gr11" draw:layer="layout" svg:width="0.997cm" svg:height="0.963cm" svg:x="15.203cm" svg:y="4cm">
          <draw:text-box>
            <text:p><text:span text:style-name="T2">Ø</text:span></text:p>
          </draw:text-box>
        </draw:frame>
        <draw:frame draw:style-name="gr11" draw:layer="layout" svg:width="0.997cm" svg:height="0.963cm" svg:x="14.203cm" svg:y="4cm">
          <draw:text-box>
            <text:p><text:span text:style-name="T2">Ø</text:span></text:p>
          </draw:text-box>
        </draw:frame>
        <draw:frame draw:style-name="gr11" draw:layer="layout" svg:width="0.997cm" svg:height="0.963cm" svg:x="13.2cm" svg:y="4.009cm">
          <draw:text-box>
            <text:p><text:span text:style-name="T2">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7-07-12T19:37:51.28</meta:creation-date>
    <dc:date>2017-07-13T21:23:13.12</dc:date>
    <dc:creator>SSE </dc:creator>
    <meta:editing-duration>PT3H13M43S</meta:editing-duration>
    <meta:editing-cycles>7</meta:editing-cycles>
    <meta:generator>OpenOffice/4.1.0$Win32 OpenOffice.org_project/410m18$Build-9764</meta:generator>
    <meta:document-statistic meta:object-count="37"/>
  </office:meta>
</office:document-meta>
</file>